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style-name="ce60" office:value-type="float" office:value="3616" calcext:value-type="float">
            <text:p><text:s text:c="3"/>3,61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2" table:style-name="ce60" office:value-type="float" office:value="70" calcext:value-type="float">
            <text:p><text:s text:c="3"/>7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number-columns-repeated="2" table:style-name="ce59" office:value-type="float" office:value="88" calcext:value-type="float">
            <text:p><text:s text:c="3"/>8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style-name="ce60" office:value-type="float" office:value="3618" calcext:value-type="float">
            <text:p><text:s text:c="3"/>3,61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style-name="ce59" office:value-type="float" office:value="7612" calcext:value-type="float">
            <text:p><text:s text:c="3"/>7,6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style-name="ce60" office:value-type="float" office:value="4041" calcext:value-type="float">
            <text:p><text:s text:c="3"/>4,04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4013" calcext:value-type="float">
            <text:p><text:s text:c="3"/>4,01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99" calcext:value-type="float">
            <text:p><text:s text:c="3"/>3,59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78" calcext:value-type="float">
            <text:p><text:s text:c="3"/>7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70" calcext:value-type="float">
            <text:p><text:s text:c="3"/>4,3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4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33126" calcext:value-type="float">
            <text:p><text:s text:c="3"/>33,126</text:p>
          </table:table-cell>
          <table:table-cell table:style-name="ce57" office:value-type="float" office:value="30502" calcext:value-type="float">
            <text:p><text:s text:c="3"/>30,502</text:p>
          </table:table-cell>
          <table:table-cell table:style-name="ce57" office:value-type="float" office:value="1367" calcext:value-type="float">
            <text:p><text:s text:c="3"/>1,367</text:p>
          </table:table-cell>
          <table:table-cell table:style-name="ce57" office:value-type="float" office:value="1240" calcext:value-type="float">
            <text:p><text:s text:c="3"/>1,240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257" calcext:value-type="float">
            <text:p><text:s text:c="3"/>1,257</text:p>
          </table:table-cell>
          <table:table-cell table:style-name="ce57" office:value-type="float" office:value="1008" calcext:value-type="float">
            <text:p><text:s text:c="3"/>1,008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32702" calcext:value-type="float">
            <text:p><text:s text:c="3"/>32,702</text:p>
          </table:table-cell>
          <table:table-cell table:style-name="ce57" office:value-type="float" office:value="30084" calcext:value-type="float">
            <text:p><text:s text:c="3"/>30,084</text:p>
          </table:table-cell>
          <table:table-cell table:style-name="ce57" office:value-type="float" office:value="1366" calcext:value-type="float">
            <text:p><text:s text:c="3"/>1,366</text:p>
          </table:table-cell>
          <table:table-cell table:style-name="ce57" office:value-type="float" office:value="1239" calcext:value-type="float">
            <text:p><text:s text:c="3"/>1,239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252" calcext:value-type="float">
            <text:p><text:s text:c="3"/>1,252</text:p>
          </table:table-cell>
          <table:table-cell table:style-name="ce57" office:value-type="float" office:value="1006" calcext:value-type="float">
            <text:p><text:s text:c="3"/>1,006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57" office:value-type="float" office:value="424" calcext:value-type="float">
            <text:p><text:s text:c="3"/>424</text:p>
          </table:table-cell>
          <table:table-cell table:style-name="ce57" office:value-type="float" office:value="418" calcext:value-type="float">
            <text:p><text:s text:c="3"/>418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6451" calcext:value-type="float">
            <text:p><text:s text:c="3"/>16,451</text:p>
          </table:table-cell>
          <table:table-cell table:style-name="ce58" office:value-type="float" office:value="16028" calcext:value-type="float">
            <text:p><text:s text:c="3"/>16,028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187" calcext:value-type="float">
            <text:p><text:s text:c="3"/>187</text:p>
          </table:table-cell>
          <table:table-cell table:style-name="ce58" office:value-type="float" office:value="16351" calcext:value-type="float">
            <text:p><text:s text:c="3"/>16,351</text:p>
          </table:table-cell>
          <table:table-cell table:style-name="ce58" office:value-type="float" office:value="15928" calcext:value-type="float">
            <text:p><text:s text:c="3"/>15,928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187" calcext:value-type="float">
            <text:p><text:s text:c="3"/>187</text:p>
          </table:table-cell>
          <table:table-cell table:number-columns-repeated="2" table:style-name="ce58" office:value-type="float" office:value="100" calcext:value-type="float">
            <text:p><text:s text:c="3"/>10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6675" calcext:value-type="float">
            <text:p><text:s text:c="3"/>16,675</text:p>
          </table:table-cell>
          <table:table-cell table:style-name="ce58" office:value-type="float" office:value="14474" calcext:value-type="float">
            <text:p><text:s text:c="3"/>14,474</text:p>
          </table:table-cell>
          <table:table-cell table:style-name="ce58" office:value-type="float" office:value="1202" calcext:value-type="float">
            <text:p><text:s text:c="3"/>1,202</text:p>
          </table:table-cell>
          <table:table-cell table:style-name="ce58" office:value-type="float" office:value="1129" calcext:value-type="float">
            <text:p><text:s text:c="3"/>1,12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999" calcext:value-type="float">
            <text:p><text:s text:c="3"/>999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6351" calcext:value-type="float">
            <text:p><text:s text:c="3"/>16,351</text:p>
          </table:table-cell>
          <table:table-cell table:style-name="ce58" office:value-type="float" office:value="14156" calcext:value-type="float">
            <text:p><text:s text:c="3"/>14,156</text:p>
          </table:table-cell>
          <table:table-cell table:style-name="ce58" office:value-type="float" office:value="1201" calcext:value-type="float">
            <text:p><text:s text:c="3"/>1,201</text:p>
          </table:table-cell>
          <table:table-cell table:style-name="ce58" office:value-type="float" office:value="1128" calcext:value-type="float">
            <text:p><text:s text:c="3"/>1,128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994" calcext:value-type="float">
            <text:p><text:s text:c="3"/>994</text:p>
          </table:table-cell>
          <table:table-cell table:style-name="ce58" office:value-type="float" office:value="935" calcext:value-type="float">
            <text:p><text:s text:c="3"/>93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3.60404838311528" calcext:value-type="float">
            <text:p>–3.60</text:p>
          </table:table-cell>
          <table:table-cell table:style-name="ce61" office:value-type="float" office:value="-5.55555555555556" calcext:value-type="float">
            <text:p>–5.56</text:p>
          </table:table-cell>
          <table:table-cell table:style-name="ce61" office:value-type="float" office:value="37.2881355932203" calcext:value-type="float">
            <text:p>37.29</text:p>
          </table:table-cell>
          <table:table-cell table:style-name="ce61" office:value-type="float" office:value="31.3084112149533" calcext:value-type="float">
            <text:p>31.31</text:p>
          </table:table-cell>
          <table:table-cell table:style-name="ce61" office:value-type="float" office:value="95.4545454545455" calcext:value-type="float">
            <text:p>95.45</text:p>
          </table:table-cell>
          <table:table-cell table:style-name="ce61" office:value-type="float" office:value="14.2361111111111" calcext:value-type="float">
            <text:p>14.24</text:p>
          </table:table-cell>
          <table:table-cell table:style-name="ce61" office:value-type="float" office:value="4.38247011952191" calcext:value-type="float">
            <text:p>4.38</text:p>
          </table:table-cell>
          <table:table-cell table:style-name="ce61" office:value-type="float" office:value="81.0810810810811" calcext:value-type="float">
            <text:p>81.08</text:p>
          </table:table-cell>
          <table:table-cell table:style-name="ce61" office:value-type="float" office:value="-3.42243317511866" calcext:value-type="float">
            <text:p>–3.42</text:p>
          </table:table-cell>
          <table:table-cell table:style-name="ce61" office:value-type="float" office:value="-5.41154462854089" calcext:value-type="float">
            <text:p>–5.41</text:p>
          </table:table-cell>
          <table:table-cell table:style-name="ce61" office:value-type="float" office:value="38.4615384615385" calcext:value-type="float">
            <text:p>38.46</text:p>
          </table:table-cell>
          <table:table-cell table:style-name="ce61" office:value-type="float" office:value="31.3084112149533" calcext:value-type="float">
            <text:p>31.31</text:p>
          </table:table-cell>
          <table:table-cell table:style-name="ce61" office:value-type="float" office:value="115" calcext:value-type="float">
            <text:p>115.00</text:p>
          </table:table-cell>
          <table:table-cell table:style-name="ce61" office:value-type="float" office:value="14.2361111111111" calcext:value-type="float">
            <text:p>14.24</text:p>
          </table:table-cell>
          <table:table-cell table:style-name="ce61" office:value-type="float" office:value="4.38247011952191" calcext:value-type="float">
            <text:p>4.38</text:p>
          </table:table-cell>
          <table:table-cell table:style-name="ce61" office:value-type="float" office:value="81.0810810810811" calcext:value-type="float">
            <text:p>81.08</text:p>
          </table:table-cell>
          <table:table-cell table:style-name="ce61" office:value-type="float" office:value="-18.75" calcext:value-type="float">
            <text:p>–18.75</text:p>
          </table:table-cell>
          <table:table-cell table:style-name="ce61" office:value-type="float" office:value="-17.0212765957447" calcext:value-type="float">
            <text:p>–17.02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3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3.64854802680566" calcext:value-type="float">
            <text:p>–3.65</text:p>
          </table:table-cell>
          <table:table-cell table:style-name="ce62" office:value-type="float" office:value="-4.61887935386169" calcext:value-type="float">
            <text:p>–4.62</text:p>
          </table:table-cell>
          <table:table-cell table:style-name="ce62" office:value-type="float" office:value="95.4545454545455" calcext:value-type="float">
            <text:p>95.45</text:p>
          </table:table-cell>
          <table:table-cell table:style-name="ce62" office:value-type="float" office:value="84.6153846153846" calcext:value-type="float">
            <text:p>84.62</text:p>
          </table:table-cell>
          <table:table-cell table:style-name="ce62" office:value-type="float" office:value="111.111111111111" calcext:value-type="float">
            <text:p>111.11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-35.2941176470588" calcext:value-type="float">
            <text:p>–35.29</text:p>
          </table:table-cell>
          <table:table-cell table:style-name="ce62" office:value-type="float" office:value="75" calcext:value-type="float">
            <text:p>75.00</text:p>
          </table:table-cell>
          <table:table-cell table:style-name="ce62" office:value-type="float" office:value="-3.42243317511866" calcext:value-type="float">
            <text:p>–3.42</text:p>
          </table:table-cell>
          <table:table-cell table:style-name="ce62" office:value-type="float" office:value="-4.44388014220416" calcext:value-type="float">
            <text:p>–4.44</text:p>
          </table:table-cell>
          <table:table-cell table:style-name="ce62" office:value-type="float" office:value="115" calcext:value-type="float">
            <text:p>115.00</text:p>
          </table:table-cell>
          <table:table-cell table:style-name="ce62" office:value-type="float" office:value="84.6153846153846" calcext:value-type="float">
            <text:p>84.62</text:p>
          </table:table-cell>
          <table:table-cell table:style-name="ce62" office:value-type="float" office:value="171.428571428571" calcext:value-type="float">
            <text:p>171.43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-35.2941176470588" calcext:value-type="float">
            <text:p>–35.29</text:p>
          </table:table-cell>
          <table:table-cell table:style-name="ce62" office:value-type="float" office:value="75" calcext:value-type="float">
            <text:p>75.00</text:p>
          </table:table-cell>
          <table:table-cell table:style-name="ce62" office:value-type="float" office:value="-38.4615384615385" calcext:value-type="float">
            <text:p>–38.46</text:p>
          </table:table-cell>
          <table:table-cell table:style-name="ce62" office:value-type="float" office:value="-33.3333333333333" calcext:value-type="float">
            <text:p>–33.33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3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3.56002946231279" calcext:value-type="float">
            <text:p>–3.56</text:p>
          </table:table-cell>
          <table:table-cell table:style-name="ce63" office:value-type="float" office:value="-6.58185840707965" calcext:value-type="float">
            <text:p>–6.58</text:p>
          </table:table-cell>
          <table:table-cell table:style-name="ce63" office:value-type="float" office:value="31.3084112149533" calcext:value-type="float">
            <text:p>31.31</text:p>
          </table:table-cell>
          <table:table-cell table:style-name="ce63" office:value-type="float" office:value="27.8606965174129" calcext:value-type="float">
            <text:p>27.86</text:p>
          </table:table-cell>
          <table:table-cell table:style-name="ce63" office:value-type="float" office:value="84.6153846153846" calcext:value-type="float">
            <text:p>84.62</text:p>
          </table:table-cell>
          <table:table-cell table:style-name="ce63" office:value-type="float" office:value="10.6995884773663" calcext:value-type="float">
            <text:p>10.70</text:p>
          </table:table-cell>
          <table:table-cell table:style-name="ce63" office:value-type="float" office:value="7.26495726495727" calcext:value-type="float">
            <text:p>7.26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-3.42243317511866" calcext:value-type="float">
            <text:p>–3.42</text:p>
          </table:table-cell>
          <table:table-cell table:style-name="ce63" office:value-type="float" office:value="-6.48618161308517" calcext:value-type="float">
            <text:p>–6.49</text:p>
          </table:table-cell>
          <table:table-cell table:style-name="ce63" office:value-type="float" office:value="31.3084112149533" calcext:value-type="float">
            <text:p>31.31</text:p>
          </table:table-cell>
          <table:table-cell table:style-name="ce63" office:value-type="float" office:value="27.8606965174129" calcext:value-type="float">
            <text:p>27.86</text:p>
          </table:table-cell>
          <table:table-cell table:style-name="ce63" office:value-type="float" office:value="84.6153846153846" calcext:value-type="float">
            <text:p>84.62</text:p>
          </table:table-cell>
          <table:table-cell table:style-name="ce63" office:value-type="float" office:value="10.6995884773663" calcext:value-type="float">
            <text:p>10.70</text:p>
          </table:table-cell>
          <table:table-cell table:style-name="ce63" office:value-type="float" office:value="7.26495726495727" calcext:value-type="float">
            <text:p>7.26</text:p>
          </table:table-cell>
          <table:table-cell table:style-name="ce63" office:value-type="float" office:value="100" calcext:value-type="float">
            <text:p>100.00</text:p>
          </table:table-cell>
          <table:table-cell table:number-columns-repeated="2" table:style-name="ce63" office:value-type="float" office:value="-11.4285714285714" calcext:value-type="float">
            <text:p>–11.43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25.9153860747486" calcext:value-type="float">
            <text:p>–25.92</text:p>
          </table:table-cell>
          <table:table-cell table:style-name="ce64" office:value-type="float" office:value="-25.9569625491413" calcext:value-type="float">
            <text:p>–25.96</text:p>
          </table:table-cell>
          <table:table-cell table:style-name="ce64" office:value-type="float" office:value="-29.4117647058824" calcext:value-type="float">
            <text:p>–29.41</text:p>
          </table:table-cell>
          <table:table-cell table:style-name="ce64" office:value-type="float" office:value="-33.2541567695962" calcext:value-type="float">
            <text:p>–33.25</text:p>
          </table:table-cell>
          <table:table-cell table:style-name="ce64" office:value-type="float" office:value="13.1578947368421" calcext:value-type="float">
            <text:p>13.16</text:p>
          </table:table-cell>
          <table:table-cell table:style-name="ce64" office:value-type="float" office:value="-21.1031175059952" calcext:value-type="float">
            <text:p>–21.10</text:p>
          </table:table-cell>
          <table:table-cell table:style-name="ce64" office:value-type="float" office:value="-21.7910447761194" calcext:value-type="float">
            <text:p>–21.79</text:p>
          </table:table-cell>
          <table:table-cell table:style-name="ce64" office:value-type="float" office:value="-18.2926829268293" calcext:value-type="float">
            <text:p>–18.29</text:p>
          </table:table-cell>
          <table:table-cell table:style-name="ce64" office:value-type="float" office:value="-25.7537929710006" calcext:value-type="float">
            <text:p>–25.75</text:p>
          </table:table-cell>
          <table:table-cell table:style-name="ce64" office:value-type="float" office:value="-25.7966457023061" calcext:value-type="float">
            <text:p>–25.80</text:p>
          </table:table-cell>
          <table:table-cell table:style-name="ce64" office:value-type="float" office:value="-29.2576419213974" calcext:value-type="float">
            <text:p>–29.26</text:p>
          </table:table-cell>
          <table:table-cell table:style-name="ce64" office:value-type="float" office:value="-33.0952380952381" calcext:value-type="float">
            <text:p>–33.10</text:p>
          </table:table-cell>
          <table:table-cell table:style-name="ce64" office:value-type="float" office:value="13.1578947368421" calcext:value-type="float">
            <text:p>13.16</text:p>
          </table:table-cell>
          <table:table-cell table:style-name="ce64" office:value-type="float" office:value="-20.9134615384615" calcext:value-type="float">
            <text:p>–20.91</text:p>
          </table:table-cell>
          <table:table-cell table:style-name="ce64" office:value-type="float" office:value="-21.7910447761194" calcext:value-type="float">
            <text:p>–21.79</text:p>
          </table:table-cell>
          <table:table-cell table:style-name="ce64" office:value-type="float" office:value="-17.283950617284" calcext:value-type="float">
            <text:p>–17.28</text:p>
          </table:table-cell>
          <table:table-cell table:style-name="ce64" office:value-type="float" office:value="-39.0625" calcext:value-type="float">
            <text:p>–39.06</text:p>
          </table:table-cell>
          <table:table-cell table:style-name="ce64" office:value-type="float" office:value="-38.0952380952381" calcext:value-type="float">
            <text:p>–38.10</text:p>
          </table:table-cell>
          <table:table-cell table:number-columns-repeated="2"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25.9018896736018" calcext:value-type="float">
            <text:p>–25.90</text:p>
          </table:table-cell>
          <table:table-cell table:style-name="ce62" office:value-type="float" office:value="-25.8583480478713" calcext:value-type="float">
            <text:p>–25.86</text:p>
          </table:table-cell>
          <table:table-cell table:style-name="ce62" office:value-type="float" office:value="-15.6862745098039" calcext:value-type="float">
            <text:p>–15.69</text:p>
          </table:table-cell>
          <table:table-cell table:style-name="ce62" office:value-type="float" office:value="-31.4285714285714" calcext:value-type="float">
            <text:p>–31.43</text:p>
          </table:table-cell>
          <table:table-cell table:style-name="ce62" office:value-type="float" office:value="18.75" calcext:value-type="float">
            <text:p>18.75</text:p>
          </table:table-cell>
          <table:table-cell table:style-name="ce62" office:value-type="float" office:value="-34.0659340659341" calcext:value-type="float">
            <text:p>–34.07</text:p>
          </table:table-cell>
          <table:table-cell table:style-name="ce62" office:value-type="float" office:value="-60.7142857142857" calcext:value-type="float">
            <text:p>–60.71</text:p>
          </table:table-cell>
          <table:table-cell table:style-name="ce62" office:value-type="float" office:value="-22.2222222222222" calcext:value-type="float">
            <text:p>–22.22</text:p>
          </table:table-cell>
          <table:table-cell table:style-name="ce62" office:value-type="float" office:value="-25.7537929710006" calcext:value-type="float">
            <text:p>–25.75</text:p>
          </table:table-cell>
          <table:table-cell table:style-name="ce62" office:value-type="float" office:value="-25.705824284304" calcext:value-type="float">
            <text:p>–25.71</text:p>
          </table:table-cell>
          <table:table-cell table:style-name="ce62" office:value-type="float" office:value="-15.6862745098039" calcext:value-type="float">
            <text:p>–15.69</text:p>
          </table:table-cell>
          <table:table-cell table:style-name="ce62" office:value-type="float" office:value="-31.4285714285714" calcext:value-type="float">
            <text:p>–31.43</text:p>
          </table:table-cell>
          <table:table-cell table:style-name="ce62" office:value-type="float" office:value="18.75" calcext:value-type="float">
            <text:p>18.75</text:p>
          </table:table-cell>
          <table:table-cell table:style-name="ce62" office:value-type="float" office:value="-34.0659340659341" calcext:value-type="float">
            <text:p>–34.07</text:p>
          </table:table-cell>
          <table:table-cell table:style-name="ce62" office:value-type="float" office:value="-60.7142857142857" calcext:value-type="float">
            <text:p>–60.71</text:p>
          </table:table-cell>
          <table:table-cell table:style-name="ce62" office:value-type="float" office:value="-22.2222222222222" calcext:value-type="float">
            <text:p>–22.22</text:p>
          </table:table-cell>
          <table:table-cell table:number-columns-repeated="2" table:style-name="ce62" office:value-type="float" office:value="-50" calcext:value-type="float">
            <text:p>–50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25.9287195926834" calcext:value-type="float">
            <text:p>–25.93</text:p>
          </table:table-cell>
          <table:table-cell table:style-name="ce63" office:value-type="float" office:value="-26.0669730794485" calcext:value-type="float">
            <text:p>–26.07</text:p>
          </table:table-cell>
          <table:table-cell table:style-name="ce63" office:value-type="float" office:value="-31.1274509803922" calcext:value-type="float">
            <text:p>–31.13</text:p>
          </table:table-cell>
          <table:table-cell table:style-name="ce63" office:value-type="float" office:value="-33.419689119171" calcext:value-type="float">
            <text:p>–33.42</text:p>
          </table:table-cell>
          <table:table-cell table:style-name="ce63" office:value-type="float" office:value="9.09090909090909" calcext:value-type="float">
            <text:p>9.09</text:p>
          </table:table-cell>
          <table:table-cell table:style-name="ce63" office:value-type="float" office:value="-17.4846625766871" calcext:value-type="float">
            <text:p>–17.48</text:p>
          </table:table-cell>
          <table:table-cell table:style-name="ce63" office:value-type="float" office:value="-18.2410423452769" calcext:value-type="float">
            <text:p>–18.24</text:p>
          </table:table-cell>
          <table:table-cell table:style-name="ce63" office:value-type="float" office:value="-5.26315789473684" calcext:value-type="float">
            <text:p>–5.26</text:p>
          </table:table-cell>
          <table:table-cell table:style-name="ce63" office:value-type="float" office:value="-25.7537929710006" calcext:value-type="float">
            <text:p>–25.75</text:p>
          </table:table-cell>
          <table:table-cell table:style-name="ce63" office:value-type="float" office:value="-25.8994413407821" calcext:value-type="float">
            <text:p>–25.90</text:p>
          </table:table-cell>
          <table:table-cell table:style-name="ce63" office:value-type="float" office:value="-30.958230958231" calcext:value-type="float">
            <text:p>–30.96</text:p>
          </table:table-cell>
          <table:table-cell table:style-name="ce63" office:value-type="float" office:value="-33.2467532467532" calcext:value-type="float">
            <text:p>–33.25</text:p>
          </table:table-cell>
          <table:table-cell table:style-name="ce63" office:value-type="float" office:value="9.09090909090909" calcext:value-type="float">
            <text:p>9.09</text:p>
          </table:table-cell>
          <table:table-cell table:style-name="ce63" office:value-type="float" office:value="-17.2307692307692" calcext:value-type="float">
            <text:p>–17.23</text:p>
          </table:table-cell>
          <table:table-cell table:style-name="ce63" office:value-type="float" office:value="-18.2410423452769" calcext:value-type="float">
            <text:p>–18.2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35.4166666666667" calcext:value-type="float">
            <text:p>–35.42</text:p>
          </table:table-cell>
          <table:table-cell table:style-name="ce63" office:value-type="float" office:value="-34.0425531914894" calcext:value-type="float">
            <text:p>–34.04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4月份" calcext:value-type="string">
              <text:p><text:s/>中華民國112年4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7810" calcext:value-type="float">
            <text:p><text:s text:c="3"/>7,810</text:p>
          </table:table-cell>
          <table:table-cell table:style-name="ce54" office:value-type="float" office:value="7157" calcext:value-type="float">
            <text:p><text:s text:c="3"/>7,157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54" office:value-type="float" office:value="281" calcext:value-type="float">
            <text:p><text:s text:c="3"/>281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29" calcext:value-type="float">
            <text:p><text:s text:c="3"/>329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7732" calcext:value-type="float">
            <text:p><text:s text:c="3"/>7,732</text:p>
          </table:table-cell>
          <table:table-cell table:style-name="ce54" office:value-type="float" office:value="7079" calcext:value-type="float">
            <text:p><text:s text:c="3"/>7,079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54" office:value-type="float" office:value="281" calcext:value-type="float">
            <text:p><text:s text:c="3"/>281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29" calcext:value-type="float">
            <text:p><text:s text:c="3"/>329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number-columns-repeated="2" table:style-name="ce54" office:value-type="float" office:value="78" calcext:value-type="float">
            <text:p><text:s text:c="3"/>7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51" office:value-type="float" office:value="3779" calcext:value-type="float">
            <text:p><text:s text:c="3"/>3,779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866" calcext:value-type="float">
            <text:p><text:s text:c="3"/>3,866</text:p>
          </table:table-cell>
          <table:table-cell table:style-name="ce51" office:value-type="float" office:value="3763" calcext:value-type="float">
            <text:p><text:s text:c="3"/>3,763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number-columns-repeated="2" table:style-name="ce51" office:value-type="float" office:value="16" calcext:value-type="float">
            <text:p><text:s text:c="3"/>1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928" calcext:value-type="float">
            <text:p><text:s text:c="3"/>3,928</text:p>
          </table:table-cell>
          <table:table-cell table:style-name="ce52" office:value-type="float" office:value="3378" calcext:value-type="float">
            <text:p><text:s text:c="3"/>3,378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3866" calcext:value-type="float">
            <text:p><text:s text:c="3"/>3,866</text:p>
          </table:table-cell>
          <table:table-cell table:style-name="ce52" office:value-type="float" office:value="3316" calcext:value-type="float">
            <text:p><text:s text:c="3"/>3,316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number-columns-repeated="2" table:style-name="ce52" office:value-type="float" office:value="62" calcext:value-type="float">
            <text:p><text:s text:c="3"/>6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376" calcext:value-type="float">
            <text:p><text:s text:c="3"/>1,376</text:p>
          </table:table-cell>
          <table:table-cell table:style-name="ce54" office:value-type="float" office:value="1259" calcext:value-type="float">
            <text:p><text:s text:c="3"/>1,259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366" calcext:value-type="float">
            <text:p><text:s text:c="3"/>1,366</text:p>
          </table:table-cell>
          <table:table-cell table:style-name="ce54" office:value-type="float" office:value="1249" calcext:value-type="float">
            <text:p><text:s text:c="3"/>1,249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689" calcext:value-type="float">
            <text:p><text:s text:c="3"/>689</text:p>
          </table:table-cell>
          <table:table-cell table:style-name="ce51" office:value-type="float" office:value="668" calcext:value-type="float">
            <text:p><text:s text:c="3"/>6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83" calcext:value-type="float">
            <text:p><text:s text:c="3"/>683</text:p>
          </table:table-cell>
          <table:table-cell table:style-name="ce51" office:value-type="float" office:value="662" calcext:value-type="float">
            <text:p><text:s text:c="3"/>66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87" calcext:value-type="float">
            <text:p><text:s text:c="3"/>687</text:p>
          </table:table-cell>
          <table:table-cell table:style-name="ce52" office:value-type="float" office:value="591" calcext:value-type="float">
            <text:p><text:s text:c="3"/>59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683" calcext:value-type="float">
            <text:p><text:s text:c="3"/>683</text:p>
          </table:table-cell>
          <table:table-cell table:style-name="ce52" office:value-type="float" office:value="587" calcext:value-type="float">
            <text:p><text:s text:c="3"/>587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20" calcext:value-type="float">
            <text:p><text:s text:c="3"/>720</text:p>
          </table:table-cell>
          <table:table-cell table:style-name="ce54" office:value-type="float" office:value="652" calcext:value-type="float">
            <text:p><text:s text:c="3"/>65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710" calcext:value-type="float">
            <text:p><text:s text:c="3"/>710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40" calcext:value-type="float">
            <text:p><text:s text:c="3"/>34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59" calcext:value-type="float">
            <text:p><text:s text:c="3"/>359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308" calcext:value-type="float">
            <text:p><text:s text:c="3"/>308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54" calcext:value-type="float">
            <text:p><text:s text:c="3"/>954</text:p>
          </table:table-cell>
          <table:table-cell table:style-name="ce54" office:value-type="float" office:value="869" calcext:value-type="float">
            <text:p><text:s text:c="3"/>86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940" calcext:value-type="float">
            <text:p><text:s text:c="3"/>940</text:p>
          </table:table-cell>
          <table:table-cell table:style-name="ce54" office:value-type="float" office:value="855" calcext:value-type="float">
            <text:p><text:s text:c="3"/>855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70" calcext:value-type="float">
            <text:p><text:s text:c="3"/>470</text:p>
          </table:table-cell>
          <table:table-cell table:style-name="ce51" office:value-type="float" office:value="457" calcext:value-type="float">
            <text:p><text:s text:c="3"/>45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70" calcext:value-type="float">
            <text:p><text:s text:c="3"/>470</text:p>
          </table:table-cell>
          <table:table-cell table:style-name="ce51" office:value-type="float" office:value="457" calcext:value-type="float">
            <text:p><text:s text:c="3"/>45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52" office:value-type="float" office:value="412" calcext:value-type="float">
            <text:p><text:s text:c="3"/>41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70" calcext:value-type="float">
            <text:p><text:s text:c="3"/>470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00" calcext:value-type="float">
            <text:p><text:s text:c="3"/>900</text:p>
          </table:table-cell>
          <table:table-cell table:style-name="ce54" office:value-type="float" office:value="830" calcext:value-type="float">
            <text:p><text:s text:c="3"/>83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898" calcext:value-type="float">
            <text:p><text:s text:c="3"/>898</text:p>
          </table:table-cell>
          <table:table-cell table:style-name="ce54" office:value-type="float" office:value="828" calcext:value-type="float">
            <text:p><text:s text:c="3"/>828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49" calcext:value-type="float">
            <text:p><text:s text:c="3"/>449</text:p>
          </table:table-cell>
          <table:table-cell table:style-name="ce51" office:value-type="float" office:value="441" calcext:value-type="float">
            <text:p><text:s text:c="3"/>44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49" calcext:value-type="float">
            <text:p><text:s text:c="3"/>449</text:p>
          </table:table-cell>
          <table:table-cell table:style-name="ce51" office:value-type="float" office:value="441" calcext:value-type="float">
            <text:p><text:s text:c="3"/>44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51" calcext:value-type="float">
            <text:p><text:s text:c="3"/>451</text:p>
          </table:table-cell>
          <table:table-cell table:style-name="ce52" office:value-type="float" office:value="389" calcext:value-type="float">
            <text:p><text:s text:c="3"/>389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49" calcext:value-type="float">
            <text:p><text:s text:c="3"/>449</text:p>
          </table:table-cell>
          <table:table-cell table:style-name="ce52" office:value-type="float" office:value="387" calcext:value-type="float">
            <text:p><text:s text:c="3"/>38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54" office:value-type="float" office:value="523" calcext:value-type="float">
            <text:p><text:s text:c="3"/>52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52" calcext:value-type="float">
            <text:p><text:s text:c="3"/>552</text:p>
          </table:table-cell>
          <table:table-cell table:style-name="ce54" office:value-type="float" office:value="515" calcext:value-type="float">
            <text:p><text:s text:c="3"/>515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68" calcext:value-type="float">
            <text:p><text:s text:c="3"/>26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868" calcext:value-type="float">
            <text:p><text:s text:c="3"/>868</text:p>
          </table:table-cell>
          <table:table-cell table:style-name="ce54" office:value-type="float" office:value="798" calcext:value-type="float">
            <text:p><text:s text:c="3"/>79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858" calcext:value-type="float">
            <text:p><text:s text:c="3"/>858</text:p>
          </table:table-cell>
          <table:table-cell table:style-name="ce54" office:value-type="float" office:value="788" calcext:value-type="float">
            <text:p><text:s text:c="3"/>78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style-name="ce51" office:value-type="float" office:value="418" calcext:value-type="float">
            <text:p><text:s text:c="3"/>41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style-name="ce51" office:value-type="float" office:value="418" calcext:value-type="float">
            <text:p><text:s text:c="3"/>41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style-name="ce52" office:value-type="float" office:value="380" calcext:value-type="float">
            <text:p><text:s text:c="3"/>38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29" calcext:value-type="float">
            <text:p><text:s text:c="3"/>429</text:p>
          </table:table-cell>
          <table:table-cell table:style-name="ce52" office:value-type="float" office:value="370" calcext:value-type="float">
            <text:p><text:s text:c="3"/>37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382" calcext:value-type="float">
            <text:p><text:s text:c="3"/>2,382</text:p>
          </table:table-cell>
          <table:table-cell table:style-name="ce54" office:value-type="float" office:value="2183" calcext:value-type="float">
            <text:p><text:s text:c="3"/>2,183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360" calcext:value-type="float">
            <text:p><text:s text:c="3"/>2,360</text:p>
          </table:table-cell>
          <table:table-cell table:style-name="ce54" office:value-type="float" office:value="2161" calcext:value-type="float">
            <text:p><text:s text:c="3"/>2,161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182" calcext:value-type="float">
            <text:p><text:s text:c="3"/>1,182</text:p>
          </table:table-cell>
          <table:table-cell table:style-name="ce51" office:value-type="float" office:value="1161" calcext:value-type="float">
            <text:p><text:s text:c="3"/>1,16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180" calcext:value-type="float">
            <text:p><text:s text:c="3"/>1,180</text:p>
          </table:table-cell>
          <table:table-cell table:style-name="ce51" office:value-type="float" office:value="1159" calcext:value-type="float">
            <text:p><text:s text:c="3"/>1,15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00" calcext:value-type="float">
            <text:p><text:s text:c="3"/>1,200</text:p>
          </table:table-cell>
          <table:table-cell table:style-name="ce52" office:value-type="float" office:value="1022" calcext:value-type="float">
            <text:p><text:s text:c="3"/>1,022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180" calcext:value-type="float">
            <text:p><text:s text:c="3"/>1,180</text:p>
          </table:table-cell>
          <table:table-cell table:style-name="ce52" office:value-type="float" office:value="1002" calcext:value-type="float">
            <text:p><text:s text:c="3"/>1,002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4" calcext:value-type="float">
            <text:p><text:s text:c="3"/>324</text:p>
          </table:table-cell>
          <table:table-cell table:style-name="ce103" office:value-type="float" office:value="303" calcext:value-type="float">
            <text:p><text:s text:c="3"/>303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22" calcext:value-type="float">
            <text:p><text:s text:c="3"/>322</text:p>
          </table:table-cell>
          <table:table-cell table:style-name="ce103" office:value-type="float" office:value="301" calcext:value-type="float">
            <text:p><text:s text:c="3"/>30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43" calcext:value-type="float">
            <text:p><text:s text:c="3"/>14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style-name="ce104" office:value-type="float" office:value="141" calcext:value-type="float">
            <text:p><text:s text:c="3"/>14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4" calcext:value-type="float">
            <text:p><text:s text:c="3"/>8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4" calcext:value-type="float">
            <text:p><text:s text:c="3"/>8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04" calcext:value-type="float">
            <text:p><text:s text:c="3"/>204</text:p>
          </table:table-cell>
          <table:table-cell table:style-name="ce138" office:value-type="float" office:value="182" calcext:value-type="float">
            <text:p><text:s text:c="3"/>18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00" calcext:value-type="float">
            <text:p><text:s text:c="3"/>200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0" calcext:value-type="float">
            <text:p><text:s text:c="3"/>300</text:p>
          </table:table-cell>
          <table:table-cell table:style-name="ce103" office:value-type="float" office:value="276" calcext:value-type="float">
            <text:p><text:s text:c="3"/>27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00" calcext:value-type="float">
            <text:p><text:s text:c="3"/>300</text:p>
          </table:table-cell>
          <table:table-cell table:style-name="ce103" office:value-type="float" office:value="276" calcext:value-type="float">
            <text:p><text:s text:c="3"/>276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2" calcext:value-type="float">
            <text:p><text:s text:c="3"/>7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2" calcext:value-type="float">
            <text:p><text:s text:c="3"/>7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0" calcext:value-type="float">
            <text:p><text:s text:c="3"/>5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0" calcext:value-type="float">
            <text:p><text:s text:c="3"/>5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7577" calcext:value-type="float">
            <text:p><text:s text:c="3"/>7,57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7483" calcext:value-type="float">
            <text:p><text:s text:c="3"/>7,4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number-columns-repeated="2" table:style-name="ce59" office:value-type="float" office:value="94" calcext:value-type="float">
            <text:p><text:s text:c="3"/>94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9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3961" calcext:value-type="float">
            <text:p><text:s text:c="3"/>3,9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937" calcext:value-type="float">
            <text:p><text:s text:c="3"/>3,9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9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number-columns-repeated="2" table:style-name="ce60" office:value-type="float" office:value="3616" calcext:value-type="float">
            <text:p><text:s text:c="3"/>3,6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0" calcext:value-type="float">
            <text:p><text:s text:c="3"/>7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7533" calcext:value-type="float">
            <text:p><text:s text:c="3"/>7,53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7445" calcext:value-type="float">
            <text:p><text:s text:c="3"/>7,44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number-columns-repeated="3" table:style-name="ce59" office:value-type="float" office:value="88" calcext:value-type="float">
            <text:p><text:s text:c="3"/>8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915" calcext:value-type="float">
            <text:p><text:s text:c="3"/>3,91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number-columns-repeated="2" table:style-name="ce60" office:value-type="float" office:value="3618" calcext:value-type="float">
            <text:p><text:s text:c="3"/>3,6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number-columns-repeated="2" table:style-name="ce59" office:value-type="float" office:value="7718" calcext:value-type="float">
            <text:p><text:s text:c="3"/>7,7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number-columns-repeated="2" table:style-name="ce59" office:value-type="float" office:value="7612" calcext:value-type="float">
            <text:p><text:s text:c="3"/>7,61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number-columns-repeated="2" table:style-name="ce60" office:value-type="float" office:value="4041" calcext:value-type="float">
            <text:p><text:s text:c="3"/>4,0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4013" calcext:value-type="float">
            <text:p><text:s text:c="3"/>4,0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99" calcext:value-type="float">
            <text:p><text:s text:c="3"/>3,59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3" table:style-name="ce60" office:value-type="float" office:value="78" calcext:value-type="float">
            <text:p><text:s text:c="3"/>7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8358" calcext:value-type="float">
            <text:p><text:s text:c="3"/>8,3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8260" calcext:value-type="float">
            <text:p><text:s text:c="3"/>8,2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70" calcext:value-type="float">
            <text:p><text:s text:c="3"/>4,37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3988" calcext:value-type="float">
            <text:p><text:s text:c="3"/>3,9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3920" calcext:value-type="float">
            <text:p><text:s text:c="3"/>3,9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68" calcext:value-type="float">
            <text:p><text:s text:c="3"/>6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4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33126" calcext:value-type="float">
            <text:p><text:s text:c="3"/>33,126</text:p>
          </table:table-cell>
          <table:table-cell table:style-name="ce57" office:value-type="float" office:value="30502" calcext:value-type="float">
            <text:p><text:s text:c="3"/>30,502</text:p>
          </table:table-cell>
          <table:table-cell table:style-name="ce57" office:value-type="float" office:value="30500" calcext:value-type="float">
            <text:p><text:s text:c="3"/>30,50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40" calcext:value-type="float">
            <text:p><text:s text:c="3"/>1,240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57" office:value-type="float" office:value="642" calcext:value-type="float">
            <text:p><text:s text:c="3"/>642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72" calcext:value-type="float">
            <text:p><text:s text:c="3"/>72</text:p>
          </table:table-cell>
          <table:table-cell table:style-name="ce57" office:value-type="float" office:value="1257" calcext:value-type="float">
            <text:p><text:s text:c="3"/>1,257</text:p>
          </table:table-cell>
          <table:table-cell table:style-name="ce57" office:value-type="float" office:value="707" calcext:value-type="float">
            <text:p><text:s text:c="3"/>707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1008" calcext:value-type="float">
            <text:p><text:s text:c="3"/>1,008</text:p>
          </table:table-cell>
          <table:table-cell table:style-name="ce57" office:value-type="float" office:value="702" calcext:value-type="float">
            <text:p><text:s text:c="3"/>702</text:p>
          </table:table-cell>
          <table:table-cell table:style-name="ce57" office:value-type="float" office:value="306" calcext:value-type="float">
            <text:p><text:s text:c="3"/>306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32702" calcext:value-type="float">
            <text:p><text:s text:c="3"/>32,702</text:p>
          </table:table-cell>
          <table:table-cell table:style-name="ce57" office:value-type="float" office:value="30084" calcext:value-type="float">
            <text:p><text:s text:c="3"/>30,084</text:p>
          </table:table-cell>
          <table:table-cell table:style-name="ce57" office:value-type="float" office:value="30082" calcext:value-type="float">
            <text:p><text:s text:c="3"/>30,08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39" calcext:value-type="float">
            <text:p><text:s text:c="3"/>1,239</text:p>
          </table:table-cell>
          <table:table-cell table:style-name="ce57" office:value-type="float" office:value="597" calcext:value-type="float">
            <text:p><text:s text:c="3"/>597</text:p>
          </table:table-cell>
          <table:table-cell table:style-name="ce57" office:value-type="float" office:value="642" calcext:value-type="float">
            <text:p><text:s text:c="3"/>642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72" calcext:value-type="float">
            <text:p><text:s text:c="3"/>72</text:p>
          </table:table-cell>
          <table:table-cell table:style-name="ce57" office:value-type="float" office:value="1252" calcext:value-type="float">
            <text:p><text:s text:c="3"/>1,252</text:p>
          </table:table-cell>
          <table:table-cell table:style-name="ce57" office:value-type="float" office:value="705" calcext:value-type="float">
            <text:p><text:s text:c="3"/>705</text:p>
          </table:table-cell>
          <table:table-cell table:style-name="ce57" office:value-type="float" office:value="547" calcext:value-type="float">
            <text:p><text:s text:c="3"/>547</text:p>
          </table:table-cell>
          <table:table-cell table:style-name="ce57" office:value-type="float" office:value="1006" calcext:value-type="float">
            <text:p><text:s text:c="3"/>1,006</text:p>
          </table:table-cell>
          <table:table-cell table:style-name="ce57" office:value-type="float" office:value="700" calcext:value-type="float">
            <text:p><text:s text:c="3"/>700</text:p>
          </table:table-cell>
          <table:table-cell table:style-name="ce57" office:value-type="float" office:value="306" calcext:value-type="float">
            <text:p><text:s text:c="3"/>306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424" calcext:value-type="float">
            <text:p><text:s text:c="3"/>424</text:p>
          </table:table-cell>
          <table:table-cell table:number-columns-repeated="2" table:style-name="ce57" office:value-type="float" office:value="418" calcext:value-type="float">
            <text:p><text:s text:c="3"/>418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6451" calcext:value-type="float">
            <text:p><text:s text:c="3"/>16,451</text:p>
          </table:table-cell>
          <table:table-cell table:style-name="ce58" office:value-type="float" office:value="16028" calcext:value-type="float">
            <text:p><text:s text:c="3"/>16,028</text:p>
          </table:table-cell>
          <table:table-cell table:style-name="ce58" office:value-type="float" office:value="16026" calcext:value-type="float">
            <text:p><text:s text:c="3"/>16,0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187" calcext:value-type="float">
            <text:p><text:s text:c="3"/>18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16351" calcext:value-type="float">
            <text:p><text:s text:c="3"/>16,351</text:p>
          </table:table-cell>
          <table:table-cell table:style-name="ce58" office:value-type="float" office:value="15928" calcext:value-type="float">
            <text:p><text:s text:c="3"/>15,928</text:p>
          </table:table-cell>
          <table:table-cell table:style-name="ce58" office:value-type="float" office:value="15926" calcext:value-type="float">
            <text:p><text:s text:c="3"/>15,9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187" calcext:value-type="float">
            <text:p><text:s text:c="3"/>18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number-columns-repeated="3" table:style-name="ce58" office:value-type="float" office:value="100" calcext:value-type="float">
            <text:p><text:s text:c="3"/>10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6675" calcext:value-type="float">
            <text:p><text:s text:c="3"/>16,675</text:p>
          </table:table-cell>
          <table:table-cell table:number-columns-repeated="2" table:style-name="ce58" office:value-type="float" office:value="14474" calcext:value-type="float">
            <text:p><text:s text:c="3"/>14,47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29" calcext:value-type="float">
            <text:p><text:s text:c="3"/>1,129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58" office:value-type="float" office:value="549" calcext:value-type="float">
            <text:p><text:s text:c="3"/>54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999" calcext:value-type="float">
            <text:p><text:s text:c="3"/>999</text:p>
          </table:table-cell>
          <table:table-cell table:style-name="ce58" office:value-type="float" office:value="693" calcext:value-type="float">
            <text:p><text:s text:c="3"/>693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692" calcext:value-type="float">
            <text:p><text:s text:c="3"/>69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16351" calcext:value-type="float">
            <text:p><text:s text:c="3"/>16,351</text:p>
          </table:table-cell>
          <table:table-cell table:number-columns-repeated="2" table:style-name="ce58" office:value-type="float" office:value="14156" calcext:value-type="float">
            <text:p><text:s text:c="3"/>14,15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28" calcext:value-type="float">
            <text:p><text:s text:c="3"/>1,128</text:p>
          </table:table-cell>
          <table:table-cell table:style-name="ce58" office:value-type="float" office:value="579" calcext:value-type="float">
            <text:p><text:s text:c="3"/>579</text:p>
          </table:table-cell>
          <table:table-cell table:style-name="ce58" office:value-type="float" office:value="549" calcext:value-type="float">
            <text:p><text:s text:c="3"/>54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994" calcext:value-type="float">
            <text:p><text:s text:c="3"/>994</text:p>
          </table:table-cell>
          <table:table-cell table:style-name="ce58" office:value-type="float" office:value="691" calcext:value-type="float">
            <text:p><text:s text:c="3"/>691</text:p>
          </table:table-cell>
          <table:table-cell table:style-name="ce58" office:value-type="float" office:value="303" calcext:value-type="float">
            <text:p><text:s text:c="3"/>303</text:p>
          </table:table-cell>
          <table:table-cell table:style-name="ce58" office:value-type="float" office:value="935" calcext:value-type="float">
            <text:p><text:s text:c="3"/>935</text:p>
          </table:table-cell>
          <table:table-cell table:style-name="ce58" office:value-type="float" office:value="690" calcext:value-type="float">
            <text:p><text:s text:c="3"/>690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number-columns-repeated="2" table:style-name="ce58" office:value-type="float" office:value="318" calcext:value-type="float">
            <text:p><text:s text:c="3"/>31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